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707cm"/>
    </style:style>
    <style:style style:name="gr3" style:family="graphic" style:parent-style-name="standard">
      <style:graphic-properties draw:textarea-horizontal-align="justify" draw:textarea-vertical-align="middle" draw:auto-grow-height="false" fo:min-height="14.053cm" fo:min-width="6.231cm"/>
    </style:style>
    <style:style style:name="gr4" style:family="graphic" style:parent-style-name="standard">
      <style:graphic-properties draw:textarea-horizontal-align="justify" draw:textarea-vertical-align="middle" draw:auto-grow-height="false" fo:min-height="2.211cm" fo:min-width="2.168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401cm" fo:min-width="3.31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639cm" fo:min-width="3.31cm"/>
    </style:style>
    <style:style style:name="gr7" style:family="graphic" style:parent-style-name="standard">
      <style:graphic-properties svg:stroke-color="#801900" draw:fill-color="#cc9900" draw:textarea-horizontal-align="justify" draw:textarea-vertical-align="middle" draw:auto-grow-height="false" fo:min-height="0.639cm" fo:min-width="9.914cm"/>
    </style:style>
    <style:style style:name="gr8" style:family="graphic" style:parent-style-name="standard">
      <style:graphic-properties svg:stroke-color="#801900" draw:fill-color="#ff9900" draw:textarea-horizontal-align="justify" draw:textarea-vertical-align="middle" draw:auto-grow-height="false" fo:min-height="1.401cm" fo:min-width="9.914cm"/>
    </style:style>
    <style:style style:name="gr9" style:family="graphic" style:parent-style-name="standard">
      <style:graphic-properties svg:stroke-color="#801900" draw:fill-color="#ff9900" draw:textarea-horizontal-align="justify" draw:textarea-vertical-align="middle" draw:auto-grow-height="false" fo:min-height="1.401cm" fo:min-width="9.887cm"/>
    </style:style>
    <style:style style:name="gr10" style:family="graphic" style:parent-style-name="standard">
      <style:graphic-properties svg:stroke-color="#801900" draw:fill-color="#cc9900" draw:textarea-horizontal-align="justify" draw:textarea-vertical-align="middle" draw:auto-grow-height="false" fo:min-height="1.02cm" fo:min-width="9.914cm"/>
    </style:style>
    <style:style style:name="gr11" style:family="graphic" style:parent-style-name="standard">
      <style:graphic-properties draw:stroke="none" svg:stroke-color="#000000" draw:fill="none" draw:fill-color="#ffffff" fo:min-height="0.6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37cm"/>
    </style:style>
    <style:style style:name="gr14" style:family="graphic" style:parent-style-name="standard">
      <style:graphic-properties draw:fill="none" draw:textarea-vertical-align="middle" draw:auto-grow-height="false" fo:min-height="1.43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cc00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-color="#cc9900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ff9900"/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3.175cm" svg:x="7.731cm" svg:y="1.254cm">
          <text:p text:style-name="P1">Authentication</text:p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3.175cm" svg:x="1cm" svg:y="3.794cm">
          <text:p text:style-name="P1">Melbourne</text:p>
          <text:p text:style-name="P1">Housing</text:p>
          <text:p text:style-name="P1">Market</text:p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3.048cm" svg:x="14.716cm" svg:y="4.048cm">
          <text:p text:style-name="P1">Data-Set Hand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14.303cm" svg:x="1.019cm" svg:y="9.049cm">
          <text:p text:style-name="P1">Data-Base Hand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67cm" svg:height="3.937cm" svg:x="8.62cm" svg:y="24.622cm">
          <text:p text:style-name="P1">Fire-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3.81cm" svg:height="1.651cm" svg:x="7.731cm" svg:y="5.445cm">
          <text:p text:style-name="P1">Id Generato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0.889cm" svg:x="7.731cm" svg:y="9.938cm">
          <text:p text:style-name="P3"><text:span text:style-name="T1">Create </text:span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81cm" svg:height="0.889cm" svg:x="7.731cm" svg:y="9.049cm">
          <text:p text:style-name="P3"><text:span text:style-name="T1">Delete 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0.414cm" svg:height="0.889cm" svg:x="7.731cm" svg:y="12.732cm">
          <text:p text:style-name="P5"><text:span text:style-name="T1">G</text:span><text:span text:style-name="T1">e</text:span><text:span text:style-name="T1">t</text:span><text:span text:style-name="T1">b</text:span><text:span text:style-name="T1">y</text:span><text:span text:style-name="T1">( </text:span><text:span text:style-name="T1">[ </text:span><text:span text:style-name="T1">‘</text:span><text:span text:style-name="T1">r</text:span><text:span text:style-name="T1">o</text:span><text:span text:style-name="T1">o</text:span><text:span text:style-name="T1">m</text:span><text:span text:style-name="T1">s</text:span><text:span text:style-name="T1">’, </text:span><text:span text:style-name="T1">‘</text:span><text:span text:style-name="T1">p</text:span><text:span text:style-name="T1">r</text:span><text:span text:style-name="T1">i</text:span><text:span text:style-name="T1">c</text:span><text:span text:style-name="T1">e</text:span><text:span text:style-name="T1">’ </text:span><text:span text:style-name="T1">] </text:span><text:span text:style-name="T1">, </text:span><text:span text:style-name="T1">[ </text:span><text:span text:style-name="T1">‘</text:span><text:span text:style-name="T1">2</text:span><text:span text:style-name="T1">’, </text:span><text:span text:style-name="T1">‘</text:span><text:span text:style-name="T1">2</text:span><text:span text:style-name="T1">0</text:span><text:span text:style-name="T1">0</text:span><text:span text:style-name="T1">’ </text:span><text:span text:style-name="T1">] 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414cm" svg:height="1.651cm" svg:x="7.731cm" svg:y="11.081cm">
          <text:p text:style-name="P5"><text:span text:style-name="T1">Get by </text:span><text:span text:style-name="T1">( [ properties ] , [ </text:span><text:span text:style-name="T1">criteria ] , </text:span><text:span text:style-name="T1">[ cond ] )</text:span></text:p>
          <text:p text:style-name="P5"><text:span text:style-name="T1">Return [ ds ]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387cm" svg:height="1.651cm" svg:x="7.758cm" svg:y="14.081cm">
          <text:p text:style-name="P5"><text:span text:style-name="T1">Get House </text:span><text:span text:style-name="T1">( [ ids ] )</text:span></text:p>
          <text:p text:style-name="P5"><text:span text:style-name="T1">Return [ json ]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414cm" svg:height="1.27cm" svg:x="7.731cm" svg:y="15.68cm">
          <text:p text:style-name="P5"><text:span text:style-name="T1">Gethouse </text:span><text:span text:style-name="T1">( getby[…] )</text:span></text:p>
          <text:p text:style-name="P5"><text:span text:style-name="T1">Return </text:span><text:span text:style-name="T1">[ House ]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387cm" svg:height="1.651cm" svg:x="7.758cm" svg:y="17.51cm">
          <text:p text:style-name="P5"><text:span text:style-name="T1">JsonToHous</text:span><text:span text:style-name="T1">eClass( [ Ho</text:span><text:span text:style-name="T1">use ] )</text:span></text:p>
          <text:p text:style-name="P5"><text:span text:style-name="T1">Return </text:span><text:span text:style-name="T1">[ House ]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414cm" svg:height="1.651cm" svg:x="7.731cm" svg:y="20.431cm">
          <text:p text:style-name="P5"><text:span text:style-name="T1">@Wrapper</text:span></text:p>
          <text:p text:style-name="P5"><text:span text:style-name="T1">queryTime(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1" draw:text-style-name="P9" draw:layer="layout" svg:width="3.429cm" svg:height="0.878cm" svg:x="1.254cm" svg:y="1.41cm">
          <draw:text-box>
            <text:p text:style-name="P8"><text:span text:style-name="T2">StartNode</text:span></text:p>
          </draw:text-box>
        </draw:frame>
        <draw:line draw:style-name="gr12" draw:text-style-name="P10" draw:layer="layout" svg:x1="4.429cm" svg:y1="1.635cm" svg:x2="4.429cm" svg:y2="27.289cm">
          <text:p/>
        </draw:line>
        <draw:line draw:style-name="gr12" draw:text-style-name="P10" draw:layer="layout" svg:x1="4.429cm" svg:y1="2.316cm" svg:x2="5.191cm" svg:y2="2.316cm">
          <text:p/>
        </draw:line>
        <draw:frame draw:style-name="gr13" draw:text-style-name="P9" draw:layer="layout" svg:width="3.81cm" svg:height="0.987cm" svg:x="5.318cm" svg:y="1.889cm">
          <draw:text-box>
            <text:p text:style-name="P8"><text:span text:style-name="T2">“</text:span><text:span text:style-name="T2">Houses”</text:span></text:p>
          </draw:text-box>
        </draw:frame>
        <draw:line draw:style-name="gr12" draw:text-style-name="P10" draw:layer="layout" svg:x1="8.112cm" svg:y1="2.524cm" svg:x2="8.874cm" svg:y2="2.524cm">
          <text:p/>
        </draw:line>
        <draw:line draw:style-name="gr12" draw:text-style-name="P10" draw:layer="layout" svg:x1="8.112cm" svg:y1="2.27cm" svg:x2="8.112cm" svg:y2="5.826cm">
          <text:p/>
        </draw:line>
        <draw:frame draw:style-name="gr13" draw:text-style-name="P9" draw:layer="layout" svg:width="3.81cm" svg:height="0.987cm" svg:x="9.128cm" svg:y="2.045cm">
          <draw:text-box>
            <text:p text:style-name="P8"><text:span text:style-name="T2">“</text:span><text:span text:style-name="T2">1”</text:span></text:p>
          </draw:text-box>
        </draw:frame>
        <draw:line draw:style-name="gr12" draw:text-style-name="P10" draw:layer="layout" svg:x1="8.112cm" svg:y1="4.765cm" svg:x2="8.874cm" svg:y2="4.765cm">
          <text:p/>
        </draw:line>
        <draw:frame draw:style-name="gr13" draw:text-style-name="P9" draw:layer="layout" svg:width="3.81cm" svg:height="0.987cm" svg:x="9.128cm" svg:y="4.286cm">
          <draw:text-box>
            <text:p text:style-name="P8"><text:span text:style-name="T2">“</text:span><text:span text:style-name="T2">2”</text:span></text:p>
          </draw:text-box>
        </draw:frame>
        <draw:line draw:style-name="gr12" draw:text-style-name="P10" draw:layer="layout" svg:x1="13.065cm" svg:y1="2.524cm" svg:x2="14.97cm" svg:y2="2.524cm">
          <text:p/>
        </draw:line>
        <draw:line draw:style-name="gr12" draw:text-style-name="P10" draw:layer="layout" svg:x1="12.811cm" svg:y1="2.27cm" svg:x2="12.811cm" svg:y2="3.54cm">
          <text:p/>
        </draw:line>
        <draw:custom-shape draw:style-name="gr14" draw:text-style-name="P11" draw:layer="layout" svg:width="0.635cm" svg:height="1.778cm" svg:x="15.224cm" svg:y="2.0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.81cm" svg:height="0.987cm" svg:x="15.732cm" svg:y="2.397cm">
          <draw:text-box>
            <text:p text:style-name="P8"><text:span text:style-name="T2">21 features</text:span></text:p>
          </draw:text-box>
        </draw:frame>
        <draw:line draw:style-name="gr12" draw:text-style-name="P10" draw:layer="layout" svg:x1="13.065cm" svg:y1="2.905cm" svg:x2="14.97cm" svg:y2="2.905cm">
          <text:p/>
        </draw:line>
        <draw:line draw:style-name="gr12" draw:text-style-name="P10" draw:layer="layout" svg:x1="13.065cm" svg:y1="3.286cm" svg:x2="14.97cm" svg:y2="3.286cm">
          <text:p/>
        </draw:line>
        <draw:frame draw:style-name="gr13" draw:text-style-name="P9" draw:layer="layout" svg:width="3.81cm" svg:height="0.987cm" svg:x="5.318cm" svg:y="7.379cm">
          <draw:text-box>
            <text:p text:style-name="P8"><text:span text:style-name="T2">“</text:span><text:span text:style-name="T2">Houses”</text:span></text:p>
          </draw:text-box>
        </draw:frame>
        <draw:line draw:style-name="gr12" draw:text-style-name="P10" draw:layer="layout" svg:x1="4.429cm" svg:y1="7.858cm" svg:x2="5.191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3:11:45.304249275</meta:creation-date>
    <dc:date>2017-07-13T16:35:42.154179967</dc:date>
    <meta:editing-duration>PT4M7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